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monospace" svg:font-family="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none"/>
      <style:paragraph-properties fo:margin-left="-1cm" fo:margin-right="0cm" fo:margin-top="0cm" fo:margin-bottom="0cm" loext:contextual-spacing="false" fo:text-indent="0cm" style:auto-text-indent="false" fo:background-color="transparent"/>
      <style:text-properties fo:font-variant="normal" fo:text-transform="none" fo:color="#000000" style:text-line-through-style="none" style:text-line-through-type="none" style:font-name="Calibri" fo:font-size="10.5pt" fo:font-style="normal" style:text-underline-style="none" fo:font-weight="bold" officeooo:rsid="00022a2a" officeooo:paragraph-rsid="00022a2a" style:text-blinking="false" fo:background-color="transparent" style:font-weight-asian="bold" style:font-weight-complex="bold"/>
    </style:style>
    <style:style style:name="P2" style:family="paragraph" style:parent-style-name="Header" style:master-page-name="">
      <loext:graphic-properties draw:fill="none"/>
      <style:paragraph-properties fo:margin-left="-1cm" fo:margin-right="0cm" fo:text-indent="0cm" style:auto-text-indent="false" style:page-number="auto" fo:background-color="transparent" text:number-lines="false" text:line-number="0">
        <style:tab-stops>
          <style:tab-stop style:position="8.747cm" style:type="center"/>
          <style:tab-stop style:position="17.496cm" style:type="right"/>
        </style:tab-stops>
      </style:paragraph-properties>
    </style:style>
    <style:style style:name="P3"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22a2a" officeooo:paragraph-rsid="00022a2a"/>
    </style:style>
    <style:style style:name="P4"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22a2a" officeooo:paragraph-rsid="0008f15b"/>
    </style:style>
    <style:style style:name="P5" style:family="paragraph" style:parent-style-name="Preformatted_20_Text">
      <loext:graphic-properties draw:fill="none"/>
      <style:paragraph-properties fo:margin-left="-1cm" fo:margin-right="0cm" fo:margin-top="0cm" fo:margin-bottom="0cm" loext:contextual-spacing="false" fo:text-align="justify" style:justify-single-word="false" fo:text-indent="0cm" style:auto-text-indent="false" fo:background-color="transparent"/>
      <style:text-properties officeooo:rsid="00022a2a" officeooo:paragraph-rsid="0009d8e8"/>
    </style:style>
    <style:style style:name="P6"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28551" officeooo:paragraph-rsid="00028551"/>
    </style:style>
    <style:style style:name="P7"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29476" officeooo:paragraph-rsid="00029476"/>
    </style:style>
    <style:style style:name="P8"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44f22" officeooo:paragraph-rsid="00044f22"/>
    </style:style>
    <style:style style:name="P9"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5f7a0" officeooo:paragraph-rsid="0005f7a0"/>
    </style:style>
    <style:style style:name="P10"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style="normal" style:text-underline-style="none" officeooo:rsid="0005f7a0" officeooo:paragraph-rsid="00076b87" style:font-style-asian="normal" style:font-style-complex="normal"/>
    </style:style>
    <style:style style:name="P11"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style="normal" style:text-underline-style="none" officeooo:rsid="00076b87" officeooo:paragraph-rsid="00076b87" style:font-style-asian="normal" style:font-style-complex="normal"/>
    </style:style>
    <style:style style:name="P12"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weight="bold" officeooo:rsid="00044f22" officeooo:paragraph-rsid="00044f22" style:font-weight-asian="bold" style:font-weight-complex="bold"/>
    </style:style>
    <style:style style:name="P13"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weight="bold" officeooo:rsid="0005f7a0" officeooo:paragraph-rsid="0005f7a0" style:font-weight-asian="bold" style:font-weight-complex="bold"/>
    </style:style>
    <style:style style:name="P14"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weight="bold" officeooo:rsid="00029476" officeooo:paragraph-rsid="00029476" style:font-weight-asian="bold" style:font-weight-complex="bold"/>
    </style:style>
    <style:style style:name="P15"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weight="bold" officeooo:rsid="0007fd84" officeooo:paragraph-rsid="0007fd84" style:font-weight-asian="bold" style:font-weight-complex="bold"/>
    </style:style>
    <style:style style:name="P16"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weight="normal" officeooo:rsid="0007fd84" officeooo:paragraph-rsid="0007fd84" style:font-weight-asian="normal" style:font-weight-complex="normal"/>
    </style:style>
    <style:style style:name="P17"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weight="normal" officeooo:rsid="0008c4fd" officeooo:paragraph-rsid="0008c4fd" style:font-weight-asian="normal" style:font-weight-complex="normal"/>
    </style:style>
    <style:style style:name="P18"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8f15b" officeooo:paragraph-rsid="0008f15b"/>
    </style:style>
    <style:style style:name="P19"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8f15b" officeooo:paragraph-rsid="0009d8e8"/>
    </style:style>
    <style:style style:name="P20"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8f15b" officeooo:paragraph-rsid="000b4d21"/>
    </style:style>
    <style:style style:name="P21"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fo:font-variant="normal" fo:text-transform="none" fo:color="#4e443c" style:font-name="sans-serif" fo:font-size="10.5pt" fo:letter-spacing="normal" fo:font-style="normal" fo:font-weight="normal" officeooo:rsid="0008f15b" officeooo:paragraph-rsid="0008f15b"/>
    </style:style>
    <style:style style:name="P22"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officeooo:rsid="0009d8e8" officeooo:paragraph-rsid="0009d8e8"/>
    </style:style>
    <style:style style:name="P23"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officeooo:rsid="00022a2a" officeooo:paragraph-rsid="00022a2a"/>
    </style:style>
    <style:style style:name="P24"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fo:font-weight="bold" officeooo:rsid="00022a2a" officeooo:paragraph-rsid="0009d8e8" style:font-weight-asian="bold" style:font-weight-complex="bold"/>
    </style:style>
    <style:style style:name="T1" style:family="text">
      <style:text-properties fo:font-variant="normal" fo:text-transform="none" fo:color="#4e443c" style:font-name="sans-serif" fo:font-size="10.5pt" fo:letter-spacing="normal" fo:font-style="normal" fo:font-weight="normal"/>
    </style:style>
    <style:style style:name="T2" style:family="text">
      <style:text-properties fo:font-variant="normal" fo:text-transform="none" fo:color="#4e443c" style:font-name="sans-serif" fo:font-size="10.5pt" fo:letter-spacing="normal" fo:font-style="normal" fo:font-weight="normal" officeooo:rsid="000b4d21"/>
    </style:style>
    <style:style style:name="T3" style:family="text">
      <style:text-properties fo:font-weight="normal" style:font-weight-asian="normal" style:font-weight-complex="normal"/>
    </style:style>
    <style:style style:name="T4" style:family="text">
      <style:text-properties officeooo:rsid="00044f22"/>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officeooo:rsid="00076b87"/>
    </style:style>
    <style:style style:name="T9" style:family="text">
      <style:text-properties officeooo:rsid="0009d8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NTROL DE VERSIONES</text:p>
      <text:p text:style-name="P5"><text:span text:style-name="T9">Un </text:span><text:a xlink:type="simple" xlink:href="https://git-scm.com/book/es/v2/Inicio---Sobre-el-Control-de-Versiones-Acerca-del-Control-de-Versiones" text:style-name="Internet_20_link" text:visited-style-name="Visited_20_Internet_20_Link"><text:span text:style-name="T9">control de versiones</text:span></text:a><text:span text:style-name="T9"> es un sistema que registra los cambios realizados en un archivo o conjunto de archivos a lo largo del tiempo, de modo que se puedan recuperar versiones específicas más adelante. Un método de control de versiones usado es copiar los archivos a otro directorio (quizás indicando la fecha y hora en que lo hicieron, si son ingeniosos). Este método es muy común porque es muy sencillo, pero también es tremendamente propenso a errores.</text:span></text:p>
      <text:p text:style-name="P22">Para afrontar este problema los programadores desarrollaron hace tiempo VCS locales que contenían una simple base de datos en la que se llevaba el registro de todos los cambios realizados a los archivos.</text:p>
      <text:p text:style-name="P19"><text:span text:style-name="T5">RCS</text:span> <text:span text:style-name="T9">fue muy popular para este propósito.Esta herramienta guarda las diferencias entre archivos en un formato especial en disco, y es capaz de recrear cómo era un archivo en cualquier momento a partir de dichos parches. Pero no permite la colaboración entre personas.</text:span></text:p>
      <text:p text:style-name="P22">Surgen así los CVCS</text:p>
      <text:p text:style-name="P22"/>
      <text:p text:style-name="P23">VSS <text:s/>Visual Source Safe</text:p>
      <text:p text:style-name="P3">TFS <text:s/>Team Foundation Server <text:s/>https://www.visualstudio.com/products/tfs-overview-vs</text:p>
      <text:p text:style-name="P4">TFVC Team Foundation Version control</text:p>
      <text:p text:style-name="P4"><text:s/></text:p>
      <text:p text:style-name="P18"><text:span text:style-name="T5">Sistemas de Control de Versiones Centralizados (CVCS)</text:span> CVS,Subversion(SVN),Perforce</text:p>
      <text:p text:style-name="P22">Tienen un único servidor que contiene todos los archivos versionados, y varios clientes que descargan los archivos desde ese lugar central.</text:p>
      <text:p text:style-name="P22">La desventaja más obvia es el punto único de fallo que representa el servidor centralizado. Si el servidor cae, nadie podrá colaborar o guardar cambios en archivos en los que hayan estado trabajando hasta que vuelva a estar operativo. Si el disco duro en el que se encuentra la base de datos central se corrompe, y no se han realizado copias de seguridad adecuadas, se perderá toda la información del proyecto.</text:p>
      <text:p text:style-name="P4"/>
      <text:p text:style-name="P19">CVS,</text:p>
      <text:p text:style-name="P19">Subversion(SVN),</text:p>
      <text:p text:style-name="P4">Perforce <text:a xlink:type="simple" xlink:href="https://es.wikipedia.org/wiki/Perforce" text:style-name="Internet_20_link" text:visited-style-name="Visited_20_Internet_20_Link">https://es.wikipedia.org/wiki/Perforce</text:a></text:p>
      <text:p text:style-name="P4"/>
      <text:p text:style-name="P20"><text:span text:style-name="T5">Sistemas de Control de Versiones Distribuidos (DVCS)</text:span> <text:span text:style-name="T1">Git, Mercurial, Bazaar o Darcs, </text:span><text:span text:style-name="T2">BitKeeper,</text:span></text:p>
      <text:p text:style-name="P21">Los clientes replican completamente el repositorio. Así, si un servidor dejara de funcionar y estos sistemas estaban colaborando a través de él, cualquiera de los repositorios disponibles en los clientes puede ser copiado al servidor con el fin de restaurarlo. Cada clon es realmente una copia completa de todos los datos.</text:p>
      <text:p text:style-name="P21"/>
      <text:p text:style-name="P3"><text:a xlink:type="simple" xlink:href="https://git-scm.com/book/es/v2/Inicio---Sobre-el-Control-de-Versiones-Fundamentos-de-Git" text:style-name="Internet_20_link" text:visited-style-name="Visited_20_Internet_20_Link"><text:span text:style-name="T7">GIT</text:span></text:a> Desarrollado por equipo LINUX.</text:p>
      <text:p text:style-name="P9">Git es fundamentalmente un sistema de archivo (filesystem) con un interface de usuario (VCS) </text:p>
      <text:p text:style-name="P1"><text:span text:style-name="T4">T</text:span>res estados</text:p>
      <text:p text:style-name="P8">Confirmado: los datos están almacenados de manera segura en la base de datos local.</text:p>
      <text:p text:style-name="P8">Modificado: archivo modificado pero sin confirmarlo a la base de datos. </text:p>
      <text:p text:style-name="P8">Preparado: archivo modificado, marcado en su versión actual, para confirmar.</text:p>
      <text:p text:style-name="P8"><text:span text:style-name="T5">Tres secciones</text:span> </text:p>
      <text:p text:style-name="P8">El directorio de Git (Git directory):donde se almacenan los metadatos y la base de datos de objetos. Es lo que se copia cuando se clona un repositorio.</text:p>
      <text:p text:style-name="P8">El directorio de trabajo (working directory):copia de una versión en local para currar.</text:p>
      <text:p text:style-name="P8">El área de preparación (staging area):contenido en el directorio de Git, almacena información sobre lo que va en la próxima confirmación. Denominado índice (“index”).</text:p>
      <text:p text:style-name="P12">CONFIGURACION</text:p>
      <text:p text:style-name="P6">La herramienta git config permite obtener y establecer variables de configuración que controlan el aspecto y funcionamiento de Git. Estas variables pueden almacenarse en <text:span text:style-name="T4">T</text:span>res sitios distintos:</text:p>
      <text:p text:style-name="P6">1.- Archivo /etc/gitconfig: Contiene valores para todos los usuarios del sistema y sus repositorios. Con la opción --system, <text:s/>git config, lee y escribe específicamente en este archivo.</text:p>
      <text:p text:style-name="P6"><text:soft-page-break/>2.- Archivo ~/.gitconfig o ~/.config/git/config: Archivo específico de tu usuario. Git lee y escribe específicamente en este archivo pasando con la opción –global.</text:p>
      <text:p text:style-name="P6">3.- Archivo <text:s/>.git/config del repositorio que estés utilizando. Este archivo es específico del repositorio en uso (actual).</text:p>
      <text:p text:style-name="P6">Los valores más particulares tienen preferencia sobre los generales, .git/config tiene preferencia sobre /etc/gitconfig.</text:p>
      <text:p text:style-name="P6"/>
      <text:p text:style-name="P13">Creando el repositorio.</text:p>
      <text:p text:style-name="P9">Si se tiene ya un directorio de trabajo, situado sobre el se ejecuta <text:span text:style-name="T6">$ </text:span><text:a xlink:type="simple" xlink:href="https://git-scm.com/book/es/v2/Los-entresijos-internos-de-Git-Fontanería-y-porcelana#_git_internals" text:style-name="Internet_20_link" text:visited-style-name="Visited_20_Internet_20_Link"><text:span text:style-name="T6">git init</text:span></text:a></text:p>
      <text:p text:style-name="P10">Esto crea un subdirectorio .git, que contiene un esqueleto de un repositorio de Git. Pero todavía no hay nada del proyecto en seguimiento. <text:span text:style-name="T8">Dicha carpeta contiene:</text:span></text:p>
      <text:p text:style-name="P11"/>
      <text:p text:style-name="P11">config*<text:tab/>Opciones de configuración específicas de este proyecto concreto</text:p>
      <text:p text:style-name="P11">description<text:tab/>Sólo se utiliza en el programa GitWeb</text:p>
      <text:p text:style-name="P11">hooks/<text:tab/>Scripts, tanto de la parte cliente como de la parte servidor. </text:p>
      <text:p text:style-name="P11">info/<text:tab/><text:tab/>Archivo global de exclusión con los patrones a ignorar además de los presentes en el archivo .gitignore. </text:p>
      <text:p text:style-name="P11">HEAD<text:tab/><text:tab/>Apunta a la rama que esté activa (checked out) en este momento.</text:p>
      <text:p text:style-name="P11">objects/<text:tab/>Guarda el contenido de la base de datos</text:p>
      <text:p text:style-name="P11">refs/<text:tab/><text:tab/>Guarda los apuntadores a las confirmaciones de cambios</text:p>
      <text:p text:style-name="P11">index<text:tab/><text:tab/>Donde Git guarda la información sobre el área de preparación (staging área)</text:p>
      <text:p text:style-name="P7"><text:tab/><text:tab/><text:span text:style-name="T8">(index no se crea con init, al principio)</text:span></text:p>
      <text:p text:style-name="P15">Para clonar un repositorio existente. O<text:span text:style-name="T3">btener una copia de un repositorio Git existente</text:span></text:p>
      <text:p text:style-name="P16">Cada versión de cada archivo de la historia del proyecto se descarga por defecto cuando se ejecuta git clone.</text:p>
      <text:p text:style-name="P16">$ git clone <text:a xlink:type="simple" xlink:href="https://github.com/libgit2/libgit2" text:style-name="Internet_20_link" text:visited-style-name="Visited_20_Internet_20_Link">https://github.com/libgit2/libgit2</text:a> crea un directorio llamado libgit2,e inicializa un directorio .git en su interior, descarga toda la información de ese repositorio y saca una copia de trabajo de la última versión. </text:p>
      <text:p text:style-name="P16">$ git clone https://github.com/libgit2/libgit2 mylibgit clona el repositorio pero con otro nombre en el directorio destino.</text:p>
      <text:p text:style-name="P17">Git permite usar distintos protocolos de transferencia: https://, pero también SSH con </text:p>
      <text:p text:style-name="P17">git:// ó usuario@servidor:ruta/del/repositorio.git </text:p>
      <text:p text:style-name="P17"/>
      <text:p text:style-name="P14">Identidad: (Quién está trabajando)</text:p>
      <text:p text:style-name="P7">$ git config --global user.name "John Doe"</text:p>
      <text:p text:style-name="P7">$ git config --global user.email <text:a xlink:type="simple" xlink:href="mailto:johndoe@example.com" text:style-name="Internet_20_link" text:visited-style-name="Visited_20_Internet_20_Link">johndoe@example.com</text:a></text:p>
      <text:p text:style-name="P7">Los "commits" de Git usan esta información, y es introducida siempre en los commits.</text:p>
      <text:p text:style-name="P7">Editor: editor de texto por defecto para Git para introducir un mensaje.</text:p>
      <text:p text:style-name="P7">git config --global core.editor emacs (Vim y Emacs son editores típicos en Unix)</text:p>
      <text:p text:style-name="P7"/>
      <text:p text:style-name="P7"/>
      <text:p text:style-name="P3">Comandos:</text:p>
      <text:p text:style-name="P3">Creado un directorio de trasbajo y en él:</text:p>
      <text:p text:style-name="P3">git config --global user.name "nombre_usuario" --&gt; identifica usuario git</text:p>
      <text:p text:style-name="P3">git config --global user.email "email_id"<text:tab/><text:tab/>--&gt; identifica el mail del usuario.</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monospace" svg:font-family="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47cm" style:type="center"/>
          <style:tab-stop style:position="17.496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1cm" fo:margin-right="0cm" fo:text-indent="0cm" style:auto-text-indent="false" style:page-number="auto" fo:background-color="transparent" text:number-lines="false" text:line-number="0">
        <style:tab-stops>
          <style:tab-stop style:position="8.747cm" style:type="center"/>
          <style:tab-stop style:position="17.496cm" style:type="right"/>
        </style:tab-stops>
      </style:paragraph-properties>
    </style:style>
    <style:page-layout style:name="Mpm1">
      <style:page-layout-properties fo:page-width="21.001cm" fo:page-height="29.7cm" style:num-format="1" style:print-orientation="portrait" fo:margin-top="2cm" fo:margin-bottom="2cm" fo:margin-left="2cm" fo:margin-right="1.50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1cm" fo:margin-right="0.002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7T19:50:00.449776829</dc:date>
    <meta:editing-duration>PT10H16M29S</meta:editing-duration>
    <meta:editing-cycles>6</meta:editing-cycles>
    <meta:generator>LibreOffice/5.1.4.2$Linux_X86_64 LibreOffice_project/10m0$Build-2</meta:generator>
    <meta:document-statistic meta:table-count="0" meta:image-count="0" meta:object-count="0" meta:page-count="2" meta:paragraph-count="61" meta:word-count="906" meta:character-count="5921" meta:non-whitespace-character-count="5062"/>
  </office:meta>
</office:document-meta>
</file>